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draw:textarea-horizontal-align="justify" draw:textarea-vertical-align="middle" draw:auto-grow-height="false" fo:min-height="2.637cm" fo:min-width="2.547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2cm" loext:decorative="false"/>
      <style:paragraph-properties style:writing-mode="lr-tb"/>
    </style:style>
    <style:style style:name="gr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  <style:text-properties fo:font-size="22pt"/>
    </style:style>
    <style:style style:name="P2" style:family="paragraph">
      <style:paragraph-properties fo:text-align="center"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09cm" svg:height="4.083cm" svg:x="12.355cm" svg:y="2.86cm">
          <text:p text:style-name="P1"><text:span text:style-name="T1">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968cm" svg:y1="4.914cm" svg:x2="12.355cm" svg:y2="4.876cm">
          <text:p/>
        </draw:line>
        <draw:frame draw:style-name="gr3" draw:text-style-name="P4" draw:layer="layout" svg:width="2.759cm" svg:height="1.008cm" svg:x="6.158cm" svg:y="3.981cm">
          <draw:text-box>
            <text:p>User input</text:p>
          </draw:text-box>
        </draw:frame>
        <draw:frame draw:style-name="gr4" draw:text-style-name="P4" draw:layer="layout" svg:width="3.972cm" svg:height="0.806cm" svg:x="12.319cm" svg:y="18.049cm">
          <draw:text-box>
            <text:p>Agent response</text:p>
          </draw:text-box>
        </draw:frame>
        <draw:custom-shape draw:style-name="gr1" draw:text-style-name="P2" draw:layer="layout" svg:width="4.309cm" svg:height="4.083cm" svg:x="12.381cm" svg:y="9.031cm">
          <text:p text:style-name="P1"><text:span text:style-name="T1">Teen Article 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309cm" svg:height="4.083cm" svg:x="2.896cm" svg:y="8.933cm">
          <text:p text:style-name="P1"><text:span text:style-name="T1">Adult Article 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309cm" svg:height="4.083cm" svg:x="20.869cm" svg:y="8.809cm">
          <text:p text:style-name="P1"><text:span text:style-name="T1">Kid’s Article 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2.586cm" svg:y1="5.886cm" svg:x2="5.886cm" svg:y2="9.099cm">
          <text:p/>
        </draw:line>
        <draw:line draw:style-name="gr6" draw:text-style-name="P3" draw:layer="layout" svg:x1="16.444cm" svg:y1="5.86cm" svg:x2="21.933cm" svg:y2="9.001cm">
          <text:p/>
        </draw:line>
        <draw:line draw:style-name="gr7" draw:text-style-name="P3" draw:layer="layout" svg:x1="6.553cm" svg:y1="12.463cm" svg:x2="11.943cm" svg:y2="18.002cm">
          <text:p/>
        </draw:line>
        <draw:line draw:style-name="gr8" draw:text-style-name="P3" draw:layer="layout" svg:x1="14.441cm" svg:y1="13.18cm" svg:x2="14.441cm" svg:y2="17.854cm">
          <text:p/>
        </draw:line>
        <draw:line draw:style-name="gr9" draw:text-style-name="P3" draw:layer="layout" svg:x1="21.587cm" svg:y1="12.414cm" svg:x2="16.518cm" svg:y2="18.001cm">
          <text:p/>
        </draw:line>
        <draw:line draw:style-name="gr10" draw:text-style-name="P3" draw:layer="layout" svg:x1="14.564cm" svg:y1="6.998cm" svg:x2="14.54cm" svg:y2="8.977cm">
          <text:p/>
        </draw:line>
        <draw:frame draw:style-name="gr11" draw:text-style-name="P4" draw:layer="layout" svg:width="2.228cm" svg:height="0.806cm" svg:x="18.99cm" svg:y="6.355cm">
          <draw:text-box>
            <text:p>Handoff</text:p>
          </draw:text-box>
        </draw:frame>
        <draw:frame draw:style-name="gr11" draw:text-style-name="P4" draw:layer="layout" svg:width="2.228cm" svg:height="0.806cm" svg:x="15.009cm" svg:y="7.517cm">
          <draw:text-box>
            <text:p>Handoff</text:p>
          </draw:text-box>
        </draw:frame>
        <draw:frame draw:style-name="gr11" draw:text-style-name="P4" draw:layer="layout" svg:width="2.228cm" svg:height="0.806cm" svg:x="7.69cm" svg:y="6.232cm">
          <draw:text-box>
            <text:p>Handof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24T11:31:37.090785200</meta:creation-date>
    <dc:date>2025-04-25T11:09:42.499546100</dc:date>
    <meta:editing-duration>PT20M6S</meta:editing-duration>
    <meta:editing-cycles>5</meta:editing-cycles>
    <meta:generator>LibreOffice/25.2.2.2$Windows_X86_64 LibreOffice_project/7370d4be9e3cf6031a51beef54ff3bda878e3fac</meta:generator>
    <meta:document-statistic meta:object-count="16"/>
  </office:meta>
</office:document-meta>
</file>